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e59c2" officeooo:paragraph-rsid="000e59c2"/>
    </style:style>
    <style:style style:name="P2" style:family="paragraph" style:parent-style-name="Standard">
      <style:text-properties fo:font-weight="bold" officeooo:rsid="000e59c2" officeooo:paragraph-rsid="000e59c2"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un times:</text:p>
      <text:p text:style-name="P2"/>
      <text:p text:style-name="P1">It took about 0 seconds for my shell selection sort to run with the 15.b file and about 1 second for my 1000.b to run. Once I went up to 10,000 longs, my program was no longer running within a 5 minute period. It was very disappointing. Since I used selection sort, each small list within the large list had a run time of O(n^2), so as more numbers had to be sorted, the run time increased drastically in the exponential direction. </text:p>
      <text:p text:style-name="P1"/>
      <text:p text:style-name="P1"/>
      <text:p text:style-name="P2">Space Complexity:</text:p>
      <text:p text:style-name="P1"/>
      <text:p text:style-name="P1">The only extra space I used was through my linked list which stored the gap sequence. The complexity was O(n) because the number of nodes in the gap sequence is determined by using the length of the linked list of longs. In reality, however, as your n gets much bigger the space complexity is actually much smaller.</text:p>
      <text:p text:style-name="P1"/>
      <text:p text:style-name="P1"><text:span text:style-name="T1">Comparison</text:span>:</text:p>
      <text:p text:style-name="P1"/>
      <text:p text:style-name="P1">Since I used selection sort for this assignment, it was much slower than the insertion sort algorithm from the last assignment. My selection sort for this assignment was just overall much slower than even the selection sort from the last assignment since I had to find the position of each link that I needed to compare rather than just pull them by their index values. The swapping also took a lot of time and energy since we had to move the next pointers rather than swapping the values. Because of all these things, this program was much slower in comparison to assignment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shol Bhattacharjee</meta:initial-creator>
    <meta:creation-date>2017-02-17T20:24:18.330342521</meta:creation-date>
    <dc:date>2017-02-17T20:41:03.080509587</dc:date>
    <dc:creator>Kushol Bhattacharjee</dc:creator>
    <meta:editing-duration>PT1M34S</meta:editing-duration>
    <meta:editing-cycles>1</meta:editing-cycles>
    <meta:document-statistic meta:table-count="0" meta:image-count="0" meta:object-count="0" meta:page-count="1" meta:paragraph-count="6" meta:word-count="247" meta:character-count="1363" meta:non-whitespace-character-count="1121"/>
    <meta:generator>LibreOffice/4.3.7.2$Linux_X86_64 LibreOffice_project/430$Build-2</meta:generator>
  </office:meta>
</office:document-meta>
</file>